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line-height="115%" fo:text-indent="0in" style:auto-text-indent="false"/>
      <style:text-properties style:font-name="Arial" fo:font-weight="normal" officeooo:paragraph-rsid="0008b4f3"/>
    </style:style>
    <style:style style:name="P2" style:family="paragraph" style:parent-style-name="Standard">
      <style:paragraph-properties fo:margin-left="0in" fo:margin-top="0.0791in" fo:margin-bottom="0.0791in" style:contextual-spacing="false" fo:line-height="115%" fo:text-indent="0in" style:auto-text-indent="false"/>
      <style:text-properties style:font-name="Arial" fo:language="de" fo:country="DE" fo:font-weight="normal" officeooo:paragraph-rsid="0008b4f3" style:font-weight-asian="normal" style:font-weight-complex="normal"/>
    </style:style>
    <style:style style:name="P3" style:family="paragraph" style:parent-style-name="Text_20_body">
      <style:paragraph-properties fo:margin-left="0in" fo:line-height="115%" fo:text-indent="0in" style:auto-text-indent="false"/>
      <style:text-properties style:font-name="Arial" fo:language="de" fo:country="DE" fo:font-weight="normal" officeooo:rsid="0006ca27" officeooo:paragraph-rsid="0008b4f3" style:font-weight-asian="normal" style:font-weight-complex="normal"/>
    </style:style>
    <style:style style:name="P4" style:family="paragraph" style:parent-style-name="Text_20_body">
      <style:paragraph-properties fo:margin-left="0in" fo:line-height="115%" fo:text-indent="0in" style:auto-text-indent="false"/>
      <style:text-properties style:font-name="Arial" fo:language="de" fo:country="DE" officeooo:rsid="0006ca27" officeooo:paragraph-rsid="000804ce"/>
    </style:style>
    <style:style style:name="P5" style:family="paragraph" style:parent-style-name="Text_20_body">
      <style:paragraph-properties fo:margin-left="0in" fo:line-height="115%" fo:text-indent="0in" style:auto-text-indent="false"/>
      <style:text-properties style:font-name="Arial" fo:language="de" fo:country="DE" officeooo:paragraph-rsid="000804ce"/>
    </style:style>
    <style:style style:name="P6" style:family="paragraph" style:parent-style-name="Text_20_body">
      <style:paragraph-properties fo:margin-left="0in" fo:line-height="115%" fo:text-indent="0in" style:auto-text-indent="false"/>
      <style:text-properties style:font-name="Arial" fo:language="de" fo:country="DE" fo:font-weight="normal" officeooo:rsid="0003cc2a" officeooo:paragraph-rsid="000804ce" style:font-weight-asian="normal" style:font-weight-complex="normal"/>
    </style:style>
    <style:style style:name="T1" style:family="text">
      <style:text-properties fo:font-size="16pt" fo:language="de" fo:country="DE" officeooo:rsid="00030355" style:font-size-asian="16pt" style:font-weight-asian="normal" style:font-size-complex="16pt" style:font-weight-complex="normal"/>
    </style:style>
    <style:style style:name="T2" style:family="text">
      <style:text-properties fo:font-size="16pt" fo:language="de" fo:country="DE" officeooo:rsid="0008b4f3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fo:color="#ffffff" loext:opacity="100%" fo:font-family="apple-system, BlinkMacSystemFont, 'Segoe UI', system-ui, 'Apple Color Emoji', 'Segoe UI Emoji', sans-serif" fo:font-size="16pt" fo:letter-spacing="normal" fo:font-style="normal" fo:font-weight="bold" style:font-size-asian="16pt" style:font-size-complex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cc2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</text:span><text:span text:style-name="T2">einungsrede: </text:span><text:span text:style-name="T3">Raucherregelung HTL Hollabrunn</text:span></text:p>
      <text:p text:style-name="P2">Sehr geehrte Damen und Herren, liebe Mitschülerinnen und Mitschüler! Schauen Sie doch mal vor die Tür! Sehen Sie das Elend? Ich frage Sie: Wollen wir wirklich, dass unsere angesehene HTL von dieser <text:span text:style-name="Strong_20_Emphasis"><text:span text:style-name="T4">grauen Wolke</text:span></text:span> umgeben ist? </text:p>
      <text:p text:style-name="P3">Wir müssen zuerst über die <text:span text:style-name="Strong_20_Emphasis"><text:span text:style-name="T4">Geruchsbelastung</text:span></text:span> reden. Es ist ein Misserfolg, wenn der Rauch jetzt auf dem Gehsteig zwar nicht im Schulhof, aber <text:span text:style-name="Strong_20_Emphasis"><text:span text:style-name="T4">mit jedem Öffnen der Tür in unsere Aula</text:span></text:span> zieht. Der Gestank ist <text:span text:style-name="Strong_20_Emphasis"><text:span text:style-name="T4">ekelhaft</text:span></text:span> und unfair gegenüber allen, die lernen und arbeiten wollen. Das zeigt uns: Wir müssen das Problem ganz klar an der Wurzel packen.</text:p>
      <text:p text:style-name="P4"><text:span text:style-name="T4">Ein weiterer wichtiger Punkt ist unser </text:span><text:span text:style-name="Strong_20_Emphasis"><text:span text:style-name="T4">Image</text:span></text:span><text:span text:style-name="T4">! Was sehen Besucher, wenn sie zur HTL Hollabrunn kommen? Sie sehen eine Gruppe von Schülern, die draußen stehen und rauchen. </text:span><text:span text:style-name="Strong_20_Emphasis"><text:span text:style-name="T4">Unsere Schule präsentiert sich dadurch nicht als Ort der Gesundheit und Innovation</text:span></text:span><text:span text:style-name="T4">, sondern als Ort, an dem die Regeln ignoriert werden. Wir müssen als Technikschule ein </text:span><text:span text:style-name="Strong_20_Emphasis"><text:span text:style-name="T4">professionelles und sauberes Bild</text:span></text:span><text:span text:style-name="T4"> abgeben.</text:span></text:p>
      <text:p text:style-name="P5"><text:span text:style-name="T5">Doch mein stärkstes Argument ist die </text:span><text:span text:style-name="Strong_20_Emphasis"><text:span text:style-name="T5">Gesundheit</text:span></text:span><text:span text:style-name="T5"> selbst. Rauchen ist das größte vermeidbare Risiko! Wir dürfen uns nicht abfinden mit einer Gewohnheit, die unsere </text:span><text:span text:style-name="Strong_20_Emphasis"><text:span text:style-name="T5">eigene wertvolle Lunge</text:span></text:span><text:span text:style-name="T5"> angreift. Die HTL hat die Pflicht, die Jugend zu schützen. </text:span><text:span text:style-name="Strong_20_Emphasis"><text:span text:style-name="T5">Jeder rauchfreie Tag</text:span></text:span><text:span text:style-name="T5"> ist ein Gewinn für unsere Zukunft.</text:span></text:p>
      <text:p text:style-name="P6">Deshalb appelliere ich an den gesamten Schulgemeinschaftsausschuss: <text:span text:style-name="Strong_20_Emphasis"><text:span text:style-name="T4">Stehen Sie zu diesem wichtigen Gesetz!</text:span></text:span> Zeigen Sie, dass die <text:span text:style-name="Strong_20_Emphasis"><text:span text:style-name="T4">Gesundheit der Jugend</text:span></text:span> über jeder Bequemlichkeit steht. Machen wir die HTL Hollabrunn zu einer <text:span text:style-name="Strong_20_Emphasis"><text:span text:style-name="T4">100% rauchfreien Gemeinschaft!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30T08:55:56.955541920</meta:creation-date>
    <dc:date>2025-09-30T12:05:18.603544094</dc:date>
    <meta:editing-duration>PT5M37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6" meta:word-count="236" meta:character-count="1543" meta:non-whitespace-character-count="1312"/>
  </office:meta>
</office:document-meta>
</file>